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itulo del Proyecto : Análisis interactivo <text:s/>de datos COVID-19 con Python y Streamlit</text:p>
      <text:p text:style-name="Standard"/>
      <text:p text:style-name="Standard"/>
      <text:p text:style-name="Standard">Nombre del proyecto: Covid Analysis Dashborad</text:p>
      <text:p text:style-name="Standard"/>
      <text:p text:style-name="Standard">Autor: Héctor Ayuso Martín</text:p>
      <text:p text:style-name="Standard"/>
      <text:p text:style-name="Standard">Linkedin: <text:a xlink:type="simple" xlink:href="https://www.linkedin.com/in/héctor-ayuso-martín-22b628305/" text:style-name="Internet_20_link" text:visited-style-name="Visited_20_Internet_20_Link">https://www.linkedin.com/in/héctor-ayuso-martín-22b628305/</text:a></text:p>
      <text:p text:style-name="Standard">Github: https://github.com/HectorAyusoMartin</text:p>
      <text:p text:style-name="Standard"/>
      <text:p text:style-name="Standard">Objetivos del proyecto:</text:p>
      <text:p text:style-name="Standard"/>
      <text:p text:style-name="Standard">-Descargar y procesar <text:s/>datos COVID-19 (casos, muertes, recuperaciones..)</text:p>
      <text:p text:style-name="Standard">-Crear visualizaciones interactivas</text:p>
      <text:p text:style-name="Standard">-Permitir al usuario explorar datos</text:p>
      <text:p text:style-name="Standard">-Añadir una interfaz intercativa <text:s/>usando Streamlit</text:p>
      <text:p text:style-name="Standard"/>
      <text:p text:style-name="Standard"/>
      <text:p text:style-name="Standard"/>
      <text:p text:style-name="Standard">Tecnologias:</text:p>
      <text:p text:style-name="Standard"/>
      <text:p text:style-name="Standard">-Python(Pandas, Numpy, Matplotlib, Request)</text:p>
      <text:p text:style-name="Standard">-Streamlit</text:p>
      <text:p text:style-name="Standard">-Fuentes de datos: API u/o dataset de COVID-19. Ejemplo: Our World in Data</text:p>
      <text:p text:style-name="Standard"/>
      <text:p text:style-name="Standard"/>
      <text:p text:style-name="Standard"/>
      <text:p text:style-name="Standard"/>
      <text:p text:style-name="Standard">Pasos seguidos:</text:p>
      <text:p text:style-name="Standard"/>
      <text:p text:style-name="Standard">1-Adquisiscion de datos.</text:p>
      <text:p text:style-name="Standard">2-Limpieza y procesamiento de datos.</text:p>
      <text:p text:style-name="Standard">3-Visualización</text:p>
      <text:p text:style-name="Standard">4-Despliegue interactivo</text:p>
      <text:p text:style-name="Standard">5-Despliegue final: Steramlit Cloud para poder interactuar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1M7S</meta:editing-duration>
    <meta:editing-cycles>4</meta:editing-cycles>
    <meta:generator>OpenOffice/4.1.15$Win32 OpenOffice.org_project/4115m2$Build-9813</meta:generator>
    <dc:date>2024-12-09T18:33:56.78</dc:date>
    <dc:creator>h a m</dc:creator>
    <meta:document-statistic meta:table-count="0" meta:image-count="0" meta:object-count="0" meta:page-count="1" meta:paragraph-count="20" meta:word-count="91" meta:character-count="794"/>
    <meta:user-defined meta:name="Info 1"/>
    <meta:user-defined meta:name="Info 2"/>
    <meta:user-defined meta:name="Info 3"/>
    <meta:user-defined meta:name="Info 4"/>
  </office:meta>
</office:document-meta>
</file>